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1">00/00/0000</text:date>, <text:time style:data-style-name="N2" text:time-value="21:26:10.5672979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1T22:50:44.189528229</dc:date>
    <meta:editing-duration>P3DT4H10M7S</meta:editing-duration>
    <meta:editing-cycles>315</meta:editing-cycles>
    <meta:generator>LibreOffice/6.3.4.2.0$Linux_X86_64 LibreOffice_project/30$Build-2</meta:generator>
    <meta:document-statistic meta:table-count="1" meta:cell-count="937" meta:object-count="0"/>
  </office:meta>
</office:document-meta>
</file>